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font-weight="bold" style:font-weight-asian="bold" style:font-weight-complex="bold"/>
    </style:style>
    <style:style style:name="P2" style:parent-style-name="Normal" style:family="paragraph">
      <style:paragraph-properties style:text-autospace="none" fo:text-align="justify" fo:margin-bottom="0.0256in" fo:line-height="100%"/>
      <style:text-properties style:font-name-complex="Calibri" fo:color="#000000"/>
    </style:style>
    <style:style style:name="P3" style:parent-style-name="Normal" style:family="paragraph">
      <style:paragraph-properties style:text-autospace="none" fo:text-align="justify" fo:margin-bottom="0.0256in" fo:line-height="100%"/>
    </style:style>
    <style:style style:name="P4" style:parent-style-name="Normal" style:family="paragraph">
      <style:paragraph-properties style:text-autospace="none" fo:text-align="justify" fo:margin-bottom="0.0256in" fo:line-height="100%"/>
      <style:text-properties style:font-name-complex="Calibri" fo:color="#000000"/>
    </style:style>
    <style:style style:name="P5" style:parent-style-name="Normal" style:family="paragraph">
      <style:paragraph-properties style:text-autospace="none" fo:text-align="justify" fo:margin-bottom="0.0256in" fo:line-height="100%"/>
      <style:text-properties style:font-name-complex="Calibri" fo:color="#000000"/>
    </style:style>
    <style:style style:name="P6" style:parent-style-name="Normal" style:family="paragraph">
      <style:paragraph-properties style:text-autospace="none" fo:text-align="justify" fo:margin-bottom="0.0256in" fo:line-height="100%"/>
      <style:text-properties style:font-name-complex="Calibri" fo:color="#000000"/>
    </style:style>
    <style:style style:name="P7" style:parent-style-name="Normal" style:family="paragraph">
      <style:paragraph-properties style:text-autospace="none" fo:text-align="justify" fo:margin-bottom="0.0256in" fo:line-height="100%"/>
    </style:style>
    <style:style style:name="T8" style:parent-style-name="DefaultParagraphFont" style:family="text">
      <style:text-properties style:font-name-complex="Calibri" fo:color="#000000"/>
    </style:style>
    <style:style style:name="T9" style:parent-style-name="DefaultParagraphFont" style:family="text">
      <style:text-properties style:font-name-complex="Calibri" fo:color="#000000"/>
    </style:style>
    <style:style style:name="T10" style:parent-style-name="DefaultParagraphFont" style:family="text">
      <style:text-properties style:font-name-complex="Calibri" fo:color="#000000"/>
    </style:style>
    <style:style style:name="T11" style:parent-style-name="DefaultParagraphFont" style:family="text">
      <style:text-properties style:font-name-complex="Calibri" fo:color="#000000"/>
    </style:style>
    <style:style style:name="T12" style:parent-style-name="DefaultParagraphFont" style:family="text">
      <style:text-properties style:font-name-complex="Calibri" fo:color="#000000"/>
    </style:style>
    <style:style style:name="T13" style:parent-style-name="DefaultParagraphFont" style:family="text">
      <style:text-properties style:font-name-complex="Calibri" fo:color="#000000"/>
    </style:style>
    <style:style style:name="T14" style:parent-style-name="DefaultParagraphFont" style:family="text">
      <style:text-properties style:font-name-complex="Calibri" fo:color="#000000"/>
    </style:style>
    <style:style style:name="T15" style:parent-style-name="DefaultParagraphFont" style:family="text">
      <style:text-properties style:font-name-complex="Calibri" fo:color="#000000"/>
    </style:style>
    <style:style style:name="T16" style:parent-style-name="DefaultParagraphFont" style:family="text">
      <style:text-properties style:font-name-complex="Calibri" fo:color="#000000"/>
    </style:style>
    <style:style style:name="T17" style:parent-style-name="DefaultParagraphFont" style:family="text">
      <style:text-properties style:font-name-complex="Calibri" fo:color="#000000"/>
    </style:style>
    <style:style style:name="T18" style:parent-style-name="DefaultParagraphFont" style:family="text">
      <style:text-properties style:font-name-asian="Times New Roman"/>
    </style:style>
    <style:style style:name="T19" style:parent-style-name="DefaultParagraphFont" style:family="text">
      <style:text-properties style:font-name-asian="Times New Roman" fo:font-style="italic" style:font-style-asian="italic" style:font-style-complex="italic"/>
    </style:style>
    <style:style style:name="T20" style:parent-style-name="DefaultParagraphFont" style:family="text">
      <style:text-properties style:font-name-asian="Times New Roman"/>
    </style:style>
    <style:style style:name="T21" style:parent-style-name="DefaultParagraphFont" style:family="text">
      <style:text-properties style:font-name-complex="Calibri" fo:color="#000000"/>
    </style:style>
    <style:style style:name="P22" style:parent-style-name="Normal" style:family="paragraph">
      <style:paragraph-properties fo:text-align="justify"/>
    </style:style>
    <style:style style:name="P23" style:parent-style-name="Normal" style:family="paragraph">
      <style:paragraph-properties style:text-autospace="none" fo:text-align="justify" fo:margin-bottom="0.0256in" fo:line-height="100%"/>
    </style:style>
    <style:style style:name="P24" style:parent-style-name="Normal" style:family="paragraph">
      <style:paragraph-properties fo:text-align="justify"/>
    </style:style>
    <style:style style:name="P25" style:parent-style-name="Normal" style:family="paragraph">
      <style:paragraph-properties style:text-autospace="none" fo:text-align="justify" fo:margin-bottom="0.0256in" fo:line-height="1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style:font-name-asian="Times New Roman"/>
    </style:style>
    <style:style style:name="T37" style:parent-style-name="DefaultParagraphFont" style:family="text">
      <style:text-properties style:font-name-asian="Times New Roman" fo:font-style="italic" style:font-style-asian="italic" style:font-style-complex="italic"/>
    </style:style>
    <style:style style:name="T38" style:parent-style-name="DefaultParagraphFont" style:family="text">
      <style:text-properties style:font-name-asian="Times New Roman"/>
    </style:style>
    <style:style style:name="T39" style:parent-style-name="DefaultParagraphFont" style:family="text">
      <style:text-properties fo:color="#000000"/>
    </style:style>
    <style:style style:name="P40" style:parent-style-name="Normal" style:family="paragraph">
      <style:paragraph-properties style:text-autospace="none" fo:text-align="justify" fo:margin-bottom="0.0256in" fo:line-height="100%"/>
      <style:text-properties fo:color="#000000"/>
    </style:style>
    <style:style style:name="P41" style:parent-style-name="Normal" style:family="paragraph">
      <style:paragraph-properties style:text-autospace="none" fo:text-align="justify" fo:margin-bottom="0.0256in" fo:line-height="100%"/>
      <style:text-properties fo:color="#000000"/>
    </style:style>
    <style:style style:name="P42" style:parent-style-name="Normal" style:family="paragraph">
      <style:paragraph-properties style:text-autospace="none" fo:text-align="justify" fo:margin-bottom="0.0256in" fo:line-height="100%"/>
      <style:text-properties fo:color="#000000"/>
    </style:style>
    <style:style style:name="P43" style:parent-style-name="Normal" style:family="paragraph">
      <style:paragraph-properties style:text-autospace="none" fo:text-align="justify" fo:margin-bottom="0.0256in" fo:line-height="100%"/>
      <style:text-properties fo:color="#000000"/>
    </style:style>
    <style:style style:name="P44" style:parent-style-name="Normal" style:family="paragraph">
      <style:paragraph-properties style:text-autospace="none" fo:text-align="justify" fo:margin-bottom="0.0256in" fo:line-height="100%"/>
      <style:text-properties fo:color="#000000"/>
    </style:style>
    <style:style style:name="P45" style:parent-style-name="Normal" style:family="paragraph">
      <style:paragraph-properties style:text-autospace="none" fo:text-align="justify" fo:margin-bottom="0.0256in" fo:line-height="100%"/>
      <style:text-properties fo:color="#000000"/>
    </style:style>
    <style:style style:name="P46" style:parent-style-name="Normal" style:family="paragraph">
      <style:paragraph-properties style:text-autospace="none" fo:text-align="justify" fo:margin-bottom="0.0256in" fo:line-height="100%"/>
      <style:text-properties fo:font-weight="bold" style:font-weight-asian="bold" style:font-weight-complex="bold"/>
    </style:style>
    <style:style style:name="P47" style:parent-style-name="Normal" style:family="paragraph">
      <style:paragraph-properties style:text-autospace="none" fo:text-align="justify" fo:margin-bottom="0.0256in" fo:line-height="100%"/>
      <style:text-properties fo:font-weight="bold" style:font-weight-asian="bold" style:font-weight-complex="bold"/>
    </style:style>
    <style:style style:name="P48" style:parent-style-name="Normal" style:family="paragraph">
      <style:paragraph-properties style:text-autospace="none" fo:text-align="justify" fo:margin-bottom="0.0256in" fo:line-height="100%"/>
    </style:style>
    <style:style style:name="P49" style:parent-style-name="Normal" style:family="paragraph">
      <style:paragraph-properties style:text-autospace="none" fo:text-align="justify" fo:margin-bottom="0.0256in" fo:line-height="100%"/>
    </style:style>
    <style:style style:name="P50" style:parent-style-name="Normal" style:family="paragraph">
      <style:paragraph-properties style:text-autospace="none" fo:text-align="justify" fo:margin-bottom="0.0256in" fo:line-height="100%"/>
    </style:style>
    <style:style style:name="P51" style:parent-style-name="Normal" style:family="paragraph">
      <style:paragraph-properties style:text-autospace="none" fo:text-align="justify" fo:margin-bottom="0.0256in" fo:line-height="100%"/>
    </style:style>
    <style:style style:name="P52" style:parent-style-name="Normal" style:family="paragraph">
      <style:paragraph-properties style:text-autospace="none" fo:text-align="justify" fo:margin-bottom="0.0256in" fo:line-height="100%"/>
    </style:style>
    <style:style style:name="P53" style:parent-style-name="Normal" style:family="paragraph">
      <style:paragraph-properties style:text-autospace="none" fo:text-align="justify" fo:margin-bottom="0.0256in" fo:line-height="100%"/>
    </style:style>
    <style:style style:name="P54" style:parent-style-name="Normal" style:family="paragraph">
      <style:paragraph-properties style:text-autospace="none" fo:text-align="justify" fo:margin-bottom="0.0256in" fo:line-height="100%"/>
    </style:style>
    <style:style style:name="P55" style:parent-style-name="Normal" style:family="paragraph">
      <style:paragraph-properties style:text-autospace="none" fo:text-align="justify" fo:margin-bottom="0.0256in" fo:line-height="100%"/>
    </style:style>
    <style:style style:name="P56" style:parent-style-name="Normal" style:family="paragraph">
      <style:paragraph-properties style:text-autospace="none" fo:text-align="justify" fo:margin-bottom="0.0256in" fo:line-height="100%"/>
      <style:text-properties fo:color="#000000"/>
    </style:style>
    <style:style style:name="P57" style:parent-style-name="Normal" style:family="paragraph">
      <style:paragraph-properties fo:text-align="justify"/>
    </style:style>
  </office:automatic-styles>
  <office:body>
    <office:text text:use-soft-page-breaks="true">
      <text:p text:style-name="P1">Results and Discussion<text:s/></text:p>
      <text:p text:style-name="P2"><text:bookmark-start text:name="_Hlk101642766"/>This section summarises<text:s/>and interprets<text:s/>the results of the analysis performed.</text:p>
      <text:p text:style-name="P3"><text:bookmark-end text:name="_Hlk101642766"/>The validation prediction plots below illustrate and compare the performance of the calibrated models on the validation and test sets. As the shape of the data demonstrates, none of the model performs well at predicting the actual values for the HPI change and the low R2 value confirms this with values below 40% in all cases. However, judging from the shape of the data, the XGBoost model without PCA seems to be the slightly better performing model.<text:s/></text:p>
      <text:p text:style-name="P4"/>
      <text:p text:style-name="P5">As expected, the linear regression model, while performing similarly on the training and testing sets, has poor performance overall. In fact, comparing the R2 values, the models do not perform significantly better than the linear regression model on the testing sets.<text:s/></text:p>
      <text:p text:style-name="P6">The XGBoost Model records the highest R2 scores on the testing data despite<text:s/>performing worse than the RF model on the training set.<text:s/>The Random Forest model has<text:s/>a significant difference in the R2 scores between training and testing set, which indicates high bias and overfitting.<text:s/></text:p>
      <text:p text:style-name="P7"><text:span text:style-name="T8">After performing PCA on the dataset, the prediction score</text:span><text:span text:style-name="T9"><text:s/>for both models and in all data sets</text:span><text:span text:style-name="T10"><text:s/>has decreased. The drop however in the R2 difference indicates that the</text:span><text:span text:style-name="T11">se</text:span><text:span text:style-name="T12"><text:s/>model</text:span><text:span text:style-name="T13">s</text:span><text:span text:style-name="T14">, albeit less accurate perhaps ha</text:span><text:span text:style-name="T15">ve<text:s/></text:span><text:span text:style-name="T16">better generalisation.</text:span><text:span text:style-name="T17"><text:s/>It has been argued that PCA is not always appropriate for predictions as it ‘pollutes’ the predictors<text:s/></text:span><text:span text:style-name="T18">(</text:span><text:span text:style-name="T19">PCA or Polluting your Clever Analysis | R-bloggers</text:span><text:span text:style-name="T20">, no date)</text:span><text:span text:style-name="T21"><text:s/>which might explain why the performance has dropped.<text:s/></text:span></text:p>
      <text:p text:style-name="P22"/>
      <text:p text:style-name="P23">Comparing the feature importance plots of the RF and XGB models, we identify Education, Asthma and Lead as the three most important ones in both models, one representative indicator for socioeconomic, health and environmental factors respectively. It should also be noted that in the XGB model feature importance seems more spread across the variables whilst in the RF model Education seems to dominate. The interpretation however of the above is rather difficult and since the model performance is weak the validity of this results is highly questionable.<text:s/></text:p>
      <text:p text:style-name="P24"><text:bookmark-start text:name="_Hlk101642661"/></text:p>
      <text:p text:style-name="P25">The compared methods and models do not perform well at predicting the change in HPI for the study area.<text:s/><text:span text:style-name="T26">Random Forest and XGBoost</text:span><text:span text:style-name="T27"><text:s/>Regressors</text:span><text:span text:style-name="T28"><text:s/>were chosen as they are considered relatively robust to outlier</text:span><text:span text:style-name="T29">s</text:span><text:span text:style-name="T30"><text:s/>and can handle<text:s/></text:span><text:span text:style-name="T31">n</text:span><text:span text:style-name="T32">on-linear<text:s/></text:span><text:span text:style-name="T33">d</text:span><text:span text:style-name="T34">ata</text:span><text:span text:style-name="T35">, however there is a plethora of different algorithms and methods that have not been tested here and which might yield better results. Furthermore, the hyperparameter tuning performed in this analysis was certainly not exhaustive und could be optimised. It has been suggested that a better approach would be to widen the hyperparameters values tested by starting with a randomized search first to reduce the parameter space and then use a grid search to select the best hyperparameters<text:s/></text:span><text:span text:style-name="T36">(</text:span><text:span text:style-name="T37">Grid Search vs. Randomized Search -</text:span><text:span text:style-name="T38">, no date)</text:span><text:span text:style-name="T39">.<text:s/></text:span></text:p>
      <text:p text:style-name="P40"/>
      <text:p text:style-name="P41">The poor performance of the models might also be traced back to the datasets themselves.<text:s/>The limitations already mentioned such as the significant number of missing values, the extreme outliers and even the number and nature of variables used, all might have strongly influenced the models’ performance. <text:s/></text:p>
      <text:p text:style-name="P42"/>
      <text:p text:style-name="P43">Moreover, just as the traditional hedonic models, this analysis has not considered the spatial dimension and spatial autocorrelation which poses a significant limitation. Different spatial units might also lead to different results and need always to be considered in such studies.<text:s/></text:p>
      <text:p text:style-name="P44"><text:bookmark-end text:name="_Hlk101642661"/></text:p>
      <text:p text:style-name="P45"/>
      <text:p text:style-name="P46"/>
      <text:soft-page-break/>
      <text:p text:style-name="P47">Conclusion<text:s/></text:p>
      <text:p text:style-name="P48"><text:bookmark-start text:name="_Hlk101642613"/>In<text:s/>summary and<text:s/>returning to the research questions set at the beginning of the report, while a relationship between the variables has been identified, the constructed models do not suffice in accurately predicting the change HPI from the mentioned factors.</text:p>
      <text:p text:style-name="P49">An extension of this work would investigate a different approach: restating the analysis as a classification methodology that will attempt the prediction of defined categories of HPI range, instead of individual values.</text:p>
      <text:p text:style-name="P50">Finally, the prediction of the change in HPI solely from the above indicators can be scrutinised and considered incomplete since the housing market is most notably influenced by a range of factors such as the housing supply, speculative demand, interest rates and economic growth in general. It is therefore suggested that further research incorporates these and tests whether the inclusion of environmental, health and socioeconomic indicators improves the prediction performance.</text:p>
      <text:p text:style-name="P51"><text:bookmark-end text:name="_Hlk101642613"/></text:p>
      <text:p text:style-name="P52"/>
      <text:p text:style-name="P53"/>
      <text:p text:style-name="P54">------------------</text:p>
      <text:p text:style-name="P55"><text:s/>Another approach would be to reassess this study<text:s/>as a classification methodology where the prediction of defined categories of HPI range is attempted, instead of accurate values.<text:s/></text:p>
      <text:p text:style-name="P56"/>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phne Badounas</meta:initial-creator>
    <dc:creator>Daphne Badounas</dc:creator>
    <meta:creation-date>2022-04-23T20:05:00Z</meta:creation-date>
    <dc:date>2022-04-23T21:00:00Z</dc:date>
    <meta:template xlink:href="Normal" xlink:type="simple"/>
    <meta:editing-cycles>6</meta:editing-cycles>
    <meta:editing-duration>PT2160S</meta:editing-duration>
    <meta:document-statistic meta:page-count="2" meta:paragraph-count="9" meta:word-count="695" meta:character-count="4654" meta:row-count="33" meta:non-whitespace-character-count="3968"/>
  </office:meta>
</office:document-meta>
</file>